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language="es" fo:country="ES" fo:font-style="normal" fo:font-weight="normal" officeooo:rsid="001f4ee4" officeooo:paragraph-rsid="001f4ee4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text-properties fo:language="es" fo:country="ES" officeooo:rsid="0023b0d5" officeooo:paragraph-rsid="0023b0d5"/>
    </style:style>
    <style:style style:name="P5" style:family="paragraph" style:parent-style-name="Text_20_body">
      <style:text-properties fo:language="es" fo:country="ES" officeooo:paragraph-rsid="00270815"/>
    </style:style>
    <style:style style:name="T1" style:family="text">
      <style:text-properties officeooo:rsid="002364ae"/>
    </style:style>
    <style:style style:name="T2" style:family="text">
      <style:text-properties officeooo:rsid="00257e8f"/>
    </style:style>
    <style:style style:name="T3" style:family="text">
      <style:text-properties officeooo:rsid="002708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ADA</text:p>
      <text:p text:style-name="P1"/>
      <text:p text:style-name="P1"/>
      <text:p text:style-name="P1">titleDESCRIPCION</text:p>
      <text:p text:style-name="P1"/>
      <text:p text:style-name="P1">DayPost es una plataforma digital de noticias colaborativas cuyo objetivo es aportar a la difusión de información de última hora. En este portal, los usuarios podrán leer, crear, valorar y compartir entradas, además de explorar otras entradas en función a palabras clave o valoración. También existe un factor relacional entre usuarios, de forma que pueden interactuar entre ellos.</text:p>
      <text:p text:style-name="P1"/>
      <text:p text:style-name="P1">La libertad de uso de los usuarios dependerá de si están registrados o no. Cualquier usuario anónimo podrá leer y buscar entradas, pero solo los usuarios registrados podrán crearlas y valorarlas, entre otras funcionalidades.</text:p>
      <text:p text:style-name="P1"/>
      <text:p text:style-name="P1"/>
      <text:p text:style-name="P1"/>
      <text:p text:style-name="P1"/>
      <text:p text:style-name="P1">TitleFUNCIONALIDADES DE LOS USUARIOS</text:p>
      <text:p text:style-name="P1"/>
      <text:p text:style-name="P1">Usuario anónimo: Un usuario sin registrar/logear en la DayPost seguirá siendo capaz de usar la plataforma. Estos usuarios serán capaces de:</text:p>
      <text:p text:style-name="P1">-Leer entradas y acceder a sus datos (veces compartida/likes...).</text:p>
      <text:p text:style-name="P1">-Usar el sistema de búsqueda y filtración de entradas.</text:p>
      <text:p text:style-name="P1">-Registrarse en la plataforma mediante un sistema de valoración de email.</text:p>
      <text:p text:style-name="P1">-Buscar a otros usuarios, obteniendo una información básica (Nombre, actividad).</text:p>
      <text:p text:style-name="P1"/>
      <text:p text:style-name="P1"/>
      <text:p text:style-name="P1">Usuario registrado: Un usuario ya registrado y validado tendrá acceso a todas las funcionalidades del portal:</text:p>
      <text:p text:style-name="P1">-Leer, buscar, valorar, comentar y compartir entradas ajenas</text:p>
      <text:p text:style-name="P1">-Crear y editar entradas propias</text:p>
      <text:p text:style-name="P1">-Seguir y añadir a su red a otros usuarios</text:p>
      <text:p text:style-name="P1">-Personalizar y editar su perfil (cambiar de contraseña, email, nombre de usuario<text:span text:style-name="T1">(unico)</text:span>,nombre de cuenta, avatar, biografía)</text:p>
      <text:p text:style-name="P1"><text:soft-page-break/>titleFUNCIONALIDADES DE DAYPOST</text:p>
      <text:p text:style-name="P1"/>
      <text:p text:style-name="P1">Frontpage/Página principal:</text:p>
      <text:p text:style-name="P1">La página principal de DayPost ofrece una amplia vista general de todas las funcionalidades de la plataforma. El usuario, clicando tanto en inicio como en el logo podrá acudir a esta seccion. A parte, encontrará el buscador principal, donde podrá indagar topics, usuarios, tendencias o entradas concretas. </text:p>
      <text:p text:style-name="P1">Siguiendo en la parte posterior, tendremos un post fijado (EL MAS RELEVANTE DEL DIA?/CON MAS INTERACCIONES??) y una sección de usuarios destacados por sus aportaciones. <text:s/>Además de un scroll con los tópics más buscados y usados últimamente.</text:p>
      <text:p text:style-name="P1"/>
      <text:p text:style-name="P1"/>
      <text:p text:style-name="P1">En el centro de la página encontramos la información principal, el feed del usuario. Este feed es dinámico en función a los tópics seguidos por el usuario y a los posts que realizan o con los cuales interactúan los usuarios conectados a su red. A la izquierda tenemos el botón que nos permitirá crear una nueva entrada y otro botón que nos llevará a un apartado con la información sobre los hacedores de la plataforma, y como contactarnos.</text:p>
      <text:p text:style-name="P1">A la derecha tendremos una sección de “TipsAndTricks” sobre cómo crear artículos bien estructurados y atractivos para otros usuarios. (Un segundo botón para postear??)</text:p>
      <text:p text:style-name="P1"/>
      <text:p text:style-name="P1">Finalmente en el footer??? tendremos un desplegable que permitirá al usuario registrarse, entrar en su cuenta y acceder a sección de opciones.</text:p>
      <text:p text:style-name="P1"/>
      <text:p text:style-name="P5"><text:span text:style-name="T3">Ventana/pagina/seccion</text:span> <text:s/>“Explora” → <text:span text:style-name="T3">DESPLEGABLE CONFIG A LA DERECHA DE LA BUSQUEDA</text:span></text:p>
      <text:p text:style-name="P1"/>
      <text:p text:style-name="P1"><text:span text:style-name="T3">Ventana/pagina/seccion</text:span> “Usuario” (Ajeno o propio: Posts del usuario, usuarios seguidores y seguidos, nombre usuario y de cuenta, biografía….)</text:p>
      <text:p text:style-name="P1"/>
      <text:p text:style-name="P5"><text:span text:style-name="T3">Ventana/pagina/seccion</text:span> <text:s/>“About us” </text:p>
      <text:p text:style-name="P1"/>
      <text:p text:style-name="P5"><text:span text:style-name="T3">Ventana/pagina/seccion</text:span> <text:s/>“Configuración” (Acceso a cambios en el sitio (tema), en el usuario (cambiar nombre usuario, nombre cuenta, password, email…) </text:p>
      <text:p text:style-name="P1"/>
      <text:p text:style-name="P1"/>
      <text:p text:style-name="P1"/>
      <text:p text:style-name="P1"><text:soft-page-break/></text:p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6:54:56.414249423</meta:creation-date>
    <dc:date>2021-09-08T23:25:45.962026340</dc:date>
    <meta:editing-duration>PT39M4S</meta:editing-duration>
    <meta:editing-cycles>4</meta:editing-cycles>
    <meta:generator>LibreOffice/7.1.5.2$Linux_X86_64 LibreOffice_project/10$Build-2</meta:generator>
    <meta:document-statistic meta:table-count="0" meta:image-count="0" meta:object-count="0" meta:page-count="3" meta:paragraph-count="26" meta:word-count="476" meta:character-count="3202" meta:non-whitespace-character-count="2745"/>
  </office:meta>
</office:document-meta>
</file>